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T1" style:family="text">
      <style:text-properties fo:color="#00ff00" fo:font-family="'Albany AMT'" style:font-pitch="variable" style:font-family-asian="'Albany AMT'" style:font-pitch-asian="variable" style:font-family-complex="'Albany AMT'" style:font-pitch-complex="variable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5cm" svg:height="0.962cm" svg:x="3.665cm" svg:y="2.977cm">
          <draw:text-box>
            <text:p text:style-name="P1"><text:span text:style-name="T1">☺</text:span></text:p>
          </draw:text-box>
        </draw:frame>
        <draw:rect draw:style-name="gr2" draw:text-style-name="P3" draw:layer="layout" svg:width="2.153cm" svg:height="0.823cm" svg:x="0.471cm" svg:y="0.047cm">
          <text:p text:style-name="P2"><text:span text:style-name="T2">Cobol </text:span></text:p>
          <text:p text:style-name="P2"><text:span text:style-name="T2">grammar</text:span></text:p>
        </draw:rect>
        <draw:rect draw:style-name="gr2" draw:text-style-name="P3" draw:layer="layout" svg:width="2.153cm" svg:height="0.823cm" svg:x="5.699cm" svg:y="0.036cm">
          <text:p text:style-name="P2"><text:span text:style-name="T2">CICS </text:span></text:p>
          <text:p text:style-name="P2"><text:span text:style-name="T2">grammar</text:span></text:p>
        </draw:rect>
        <draw:rect draw:style-name="gr2" draw:text-style-name="P3" draw:layer="layout" svg:width="2.153cm" svg:height="0.823cm" svg:x="3.062cm" svg:y="0.073cm">
          <text:p text:style-name="P2"><text:span text:style-name="T2">SQL </text:span></text:p>
          <text:p text:style-name="P2"><text:span text:style-name="T2">grammar</text:span></text:p>
        </draw:rect>
        <draw:rect draw:style-name="gr2" draw:text-style-name="P3" draw:layer="layout" svg:width="2.165cm" svg:height="0.92cm" svg:x="3.134cm" svg:y="2.055cm">
          <text:p text:style-name="P2"><text:span text:style-name="T2">SGLR</text:span></text:p>
        </draw:rect>
        <draw:line draw:style-name="gr3" draw:text-style-name="P4" draw:layer="layout" svg:x1="4.151cm" svg:y1="0.923cm" svg:x2="4.15cm" svg:y2="2.032cm">
          <text:p text:style-name="P1"/>
        </draw:line>
        <draw:frame draw:style-name="gr1" draw:layer="layout" svg:width="0.875cm" svg:height="0.962cm" svg:x="2.408cm" svg:y="0cm">
          <draw:text-box>
            <text:p text:style-name="P1">+</text:p>
          </draw:text-box>
        </draw:frame>
        <draw:frame draw:style-name="gr1" draw:layer="layout" svg:width="0.875cm" svg:height="0.962cm" svg:x="5.033cm" svg:y="0.012cm">
          <draw:text-box>
            <text:p text:style-name="P1"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6:16:19</dc:date>
    <dc:language>en-US</dc:language>
    <meta:editing-cycles>12</meta:editing-cycles>
    <meta:editing-duration>PT1H35M2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